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automatic" gnm:GnmVAlign="8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automatic" gnm:GnmVAlign="8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77.25pt" style:use-optimal-column-width="true"/>
    </style:style>
    <style:style style:name="ACOL-3" style:family="table-column">
      <style:table-column-properties style:column-width="184.5pt" style:use-optimal-column-width="false"/>
    </style:style>
    <style:style style:name="ACOL-4" style:family="table-column"/>
    <style:style style:name="AROW-1" style:family="table-row">
      <style:table-row-properties style:row-height="56.69291338582677pt" style:use-optimal-row-height="false"/>
    </style:style>
    <style:style style:name="AROW-2" style:family="table-row">
      <style:table-row-properties style:row-height="42pt" style:use-optimal-row-height="false"/>
    </style:style>
    <style:style style:name="AROW-3" style:family="table-row">
      <style:table-row-properties style:row-height="12.8125984251968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7"/>
        <table:table-column table:style-name="ACOL-0" table:number-columns-repeated="119"/>
        <table:table-row table:style-name="AROW-1">
          <table:table-cell table:style-name="ACE-0" office:value-type="string">
            <text:p>Groupe C</text:p>
          </table:table-cell>
          <table:table-cell table:style-name="ACE-0"/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4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8">
            <text:p>8</text:p>
          </table:table-cell>
          <table:table-cell table:number-columns-repeated="119" table:style-name="ACE-2"/>
        </table:table-row>
        <table:table-row table:style-name="AROW-2">
          <table:table-cell table:number-rows-spanned="2" table:style-name="ACE-1" office:value-type="string">
            <text:p>Alexandre</text:p>
          </table:table-cell>
          <table:table-cell table:style-name="ACE-1" office:value-type="string">
            <text:p>Informatique</text:p>
          </table:table-cell>
          <table:table-cell table:style-name="ACE-5" office:value-type="string">
            <text:p>Mise en place de l'espace collaboratif de travail, Installation des composants requis (Bibliothèques)</text:p>
          </table:table-cell>
          <table:table-cell table:style-name="ACE-5" office:value-type="string">
            <text:p>Définition du plan du site, création des fichiers requis et du système de sotckage des données</text:p>
          </table:table-cell>
          <table:table-cell table:style-name="ACE-7" office:value-type="string">
            <text:p>Insertion de données, préparation des générateurs de pages (backend)</text:p>
          </table:table-cell>
          <table:table-cell table:style-name="ACE-7" office:value-type="string">
            <text:p>Ajout pages, données</text:p>
          </table:table-cell>
          <table:table-cell table:style-name="ACE-7" office:value-type="string">
            <text:p>Finitions du backend et Amélioration du frontend - mise en forme, etc ...</text:p>
          </table:table-cell>
          <table:table-cell table:style-name="ACE-7" office:value-type="string">
            <text:p>Amélioration du frontend - mise en forme, etc ...</text:p>
          </table:table-cell>
          <table:table-cell table:style-name="ACE-7" office:value-type="string">
            <text:p>Ajout des dernières données, Correction des derniers bugs</text:p>
          </table:table-cell>
          <table:table-cell table:number-columns-repeated="119" table:style-name="ACE-2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5" office:value-type="string">
            <text:p>Recherche entreprise qui recrute à l'étranger</text:p>
          </table:table-cell>
          <table:table-cell table:style-name="ACE-5" office:value-type="string">
            <text:p>Classement des pré-requis + ajout des détails (salaires, niveau d'études, etc)</text:p>
          </table:table-cell>
          <table:table-cell table:style-name="ACE-5" office:value-type="string">
            <text:p>Classement par secteur d'activité</text:p>
          </table:table-cell>
          <table:table-cell table:style-name="ACE-5" office:value-type="string">
            <text:p>Importance des informaticiens et leurs rôles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Relecture et corrections orthographiques</text:p>
          </table:table-cell>
          <table:table-cell table:number-columns-repeated="119" table:style-name="ACE-2"/>
        </table:table-row>
        <table:table-row table:style-name="AROW-2">
          <table:table-cell table:number-rows-spanned="2" table:style-name="ACE-1" office:value-type="string">
            <text:p>Baptiste</text:p>
          </table:table-cell>
          <table:table-cell table:style-name="ACE-1" office:value-type="string">
            <text:p>Informatique</text:p>
          </table:table-cell>
          <table:table-cell table:style-name="ACE-5" office:value-type="string">
            <text:p>Mise en place de l'espace collaboratif de travail, Installation des composants requis (Bibliothèques)</text:p>
          </table:table-cell>
          <table:table-cell table:style-name="ACE-5" office:value-type="string">
            <text:p>Définition du plan du site, création des fichiers requis et du système de sotckage des données</text:p>
          </table:table-cell>
          <table:table-cell table:style-name="ACE-7" office:value-type="string">
            <text:p>Insertion de données, préparation des générateurs de pages (backend)</text:p>
          </table:table-cell>
          <table:table-cell table:style-name="ACE-7" office:value-type="string">
            <text:p>Ajout pages, données</text:p>
          </table:table-cell>
          <table:table-cell table:style-name="ACE-7" office:value-type="string">
            <text:p>Finitions du backend et Amélioration du frontend - mise en forme, etc ...</text:p>
          </table:table-cell>
          <table:table-cell table:style-name="ACE-7" office:value-type="string">
            <text:p>Amélioration du frontend - mise en forme, etc ...</text:p>
          </table:table-cell>
          <table:table-cell table:style-name="ACE-7" office:value-type="string">
            <text:p>Ajout des dernières données, Correction des derniers bugs</text:p>
          </table:table-cell>
          <table:table-cell table:number-columns-repeated="119" table:style-name="ACE-2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5" office:value-type="string">
            <text:p>Recherche entreprise qui recrute à l'étranger</text:p>
          </table:table-cell>
          <table:table-cell table:style-name="ACE-5" office:value-type="string">
            <text:p>Classement des pré-requis + ajout des détails (salaires, niveau d'études, etc)</text:p>
          </table:table-cell>
          <table:table-cell table:style-name="ACE-5" office:value-type="string">
            <text:p>Classement par secteur d'activité</text:p>
          </table:table-cell>
          <table:table-cell table:style-name="ACE-5" office:value-type="string">
            <text:p>Importance des informaticiens et leurs rôles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Relecture et corrections orthographiques</text:p>
          </table:table-cell>
          <table:table-cell table:number-columns-repeated="119" table:style-name="ACE-2"/>
        </table:table-row>
        <table:table-row table:style-name="AROW-2">
          <table:table-cell table:number-rows-spanned="2" table:style-name="ACE-1" office:value-type="string">
            <text:p>Léo</text:p>
          </table:table-cell>
          <table:table-cell table:style-name="ACE-1" office:value-type="string">
            <text:p>Informatique</text:p>
          </table:table-cell>
          <table:table-cell table:style-name="ACE-5" office:value-type="string">
            <text:p>Mise en place de l'espace collaboratif de travail, Installation des composants requis (Bibliothèques)</text:p>
          </table:table-cell>
          <table:table-cell table:style-name="ACE-5" office:value-type="string">
            <text:p>Définition du plan du site, création des fichiers requis et du système de sotckage des données</text:p>
          </table:table-cell>
          <table:table-cell table:style-name="ACE-5" office:value-type="string">
            <text:p>Insertion de données, préparation des pages (frontend)</text:p>
          </table:table-cell>
          <table:table-cell table:style-name="ACE-7" office:value-type="string">
            <text:p>Ajout pages, données</text:p>
          </table:table-cell>
          <table:table-cell table:style-name="ACE-7" office:value-type="string">
            <text:p>Finitions du backend et Amélioration du frontend - mise en forme, etc ...</text:p>
          </table:table-cell>
          <table:table-cell table:style-name="ACE-7" office:value-type="string">
            <text:p>Amélioration du frontend - mise en forme, etc ...</text:p>
          </table:table-cell>
          <table:table-cell table:style-name="ACE-7" office:value-type="string">
            <text:p>Ajout des dernières données, Correction des derniers bugs</text:p>
          </table:table-cell>
          <table:table-cell table:number-columns-repeated="119" table:style-name="ACE-2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5" office:value-type="string">
            <text:p>Recherche entreprise qui recrute en France</text:p>
          </table:table-cell>
          <table:table-cell table:style-name="ACE-5" office:value-type="string">
            <text:p>Classement des pré-requis + ajout des détails (salaires, niveau d'études, etc)</text:p>
          </table:table-cell>
          <table:table-cell table:style-name="ACE-5" office:value-type="string">
            <text:p>Classement par secteur d'activité</text:p>
          </table:table-cell>
          <table:table-cell table:style-name="ACE-5" office:value-type="string">
            <text:p>Importance des informaticiens et leurs rôles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Relecture et corrections orthographiques</text:p>
          </table:table-cell>
          <table:table-cell table:number-columns-repeated="119" table:style-name="ACE-2"/>
        </table:table-row>
        <table:table-row table:style-name="AROW-2">
          <table:table-cell table:number-rows-spanned="2" table:style-name="ACE-1" office:value-type="string">
            <text:p>Maxime</text:p>
          </table:table-cell>
          <table:table-cell table:style-name="ACE-1" office:value-type="string">
            <text:p>Informatique</text:p>
          </table:table-cell>
          <table:table-cell table:style-name="ACE-5" office:value-type="string">
            <text:p>Mise en place de l'espace collaboratif de travail, Installation des composants requis (Bibliothèques)</text:p>
          </table:table-cell>
          <table:table-cell table:style-name="ACE-5" office:value-type="string">
            <text:p>Définition du plan du site, création des fichiers requis et du système de sotckage des données</text:p>
          </table:table-cell>
          <table:table-cell table:style-name="ACE-5" office:value-type="string">
            <text:p>Insertion de données, préparation des pages (frontend)</text:p>
          </table:table-cell>
          <table:table-cell table:style-name="ACE-7" office:value-type="string">
            <text:p>Ajout pages, données</text:p>
          </table:table-cell>
          <table:table-cell table:style-name="ACE-7" office:value-type="string">
            <text:p>Finitions du backend et Amélioration du frontend - mise en forme, etc ...</text:p>
          </table:table-cell>
          <table:table-cell table:style-name="ACE-7" office:value-type="string">
            <text:p>Amélioration du frontend - mise en forme, etc ...</text:p>
          </table:table-cell>
          <table:table-cell table:style-name="ACE-7" office:value-type="string">
            <text:p>Ajout des dernières données, Correction des derniers bugs</text:p>
          </table:table-cell>
          <table:table-cell table:number-columns-repeated="119" table:style-name="ACE-2"/>
        </table:table-row>
        <table:table-row table:style-name="AROW-2">
          <table:covered-table-cell/>
          <table:table-cell table:style-name="ACE-1" office:value-type="string">
            <text:p>PPP</text:p>
          </table:table-cell>
          <table:table-cell table:style-name="ACE-5" office:value-type="string">
            <text:p>Recherche entreprise qui recrute en France</text:p>
          </table:table-cell>
          <table:table-cell table:style-name="ACE-5" office:value-type="string">
            <text:p>Classement des pré-requis + ajout des détails (salaires, niveau d'études, etc)</text:p>
          </table:table-cell>
          <table:table-cell table:style-name="ACE-5" office:value-type="string">
            <text:p>Classement par secteur d'activité</text:p>
          </table:table-cell>
          <table:table-cell table:style-name="ACE-5" office:value-type="string">
            <text:p>Importance des informaticiens et leurs rôles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Préparation shéma du site (ergonomie)</text:p>
          </table:table-cell>
          <table:table-cell table:style-name="ACE-5" office:value-type="string">
            <text:p>Relecture et corrections orthographiques</text:p>
          </table:table-cell>
          <table:table-cell table:number-columns-repeated="119" table:style-name="ACE-2"/>
        </table:table-row>
        <table:table-row table:style-name="AROW-3">
          <table:table-cell table:number-columns-repeated="2" table:style-name="ACE-0"/>
          <table:table-cell table:number-columns-repeated="4" table:style-name="ACE-8"/>
          <table:table-cell table:number-columns-repeated="3" table:style-name="ACE-6"/>
          <table:table-cell table:number-columns-repeated="119" table:style-name="ACE-2"/>
        </table:table-row>
        <table:table-row table:style-name="AROW-0">
          <table:table-cell table:number-columns-repeated="128" table:style-name="ACE-2"/>
        </table:table-row>
        <table:table-row table:style-name="AROW-0" table:number-rows-repeated="117">
          <table:table-cell table:number-columns-repeated="128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8" gnm:cursor-row="7">
          <gnm:selection gnm:start-col="8" gnm:start-row="7" gnm:end-col="8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Feuille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xime Monestier</dc:creator>
    <dc:date>2015-11-19T12:14:23Z</dc:date>
    <meta:creation-date>2015-11-18T15:05:38Z</meta:creation-date>
    <meta:editing-cycles>2</meta:editing-cycles>
    <meta:editing-duration>PT14M1S</meta:editing-duration>
    <meta:generator>gnumeric/1.12.18</meta:generator>
    <meta:initial-creator>Maxime Monestier</meta:initial-creator>
  </office:meta>
</office:document-meta>
</file>